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rif" svg:font-family="Serif"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text-properties fo:font-size="12pt" style:font-size-asian="12pt" style:font-size-complex="12pt"/>
    </style:style>
    <style:style style:name="P3" style:family="paragraph" style:parent-style-name="Text_20_body">
      <style:paragraph-properties fo:text-align="start" style:justify-single-word="false"/>
      <style:text-properties fo:font-size="12pt" style:font-size-asian="12pt" style:font-size-complex="12pt"/>
    </style:style>
    <style:style style:name="P4" style:family="paragraph" style:parent-style-name="Text_20_body">
      <style:paragraph-properties fo:margin-left="0cm" fo:margin-right="0cm" fo:text-align="start" style:justify-single-word="false" fo:text-indent="0cm" style:auto-text-indent="false"/>
    </style:style>
    <style:style style:name="P5" style:family="paragraph" style:parent-style-name="Subtitle">
      <style:paragraph-properties fo:margin-left="0cm" fo:margin-right="0cm" fo:text-align="center" style:justify-single-word="false" fo:text-indent="0cm" style:auto-text-indent="false"/>
      <style:text-properties fo:font-weight="bold" style:font-weight-asian="bold" style:font-weight-complex="bold"/>
    </style:style>
    <style:style style:name="P6" style:family="paragraph" style:parent-style-name="Subtitle">
      <style:text-properties fo:font-variant="normal" fo:text-transform="none" style:font-name="Serif" fo:font-size="16pt" fo:letter-spacing="normal" fo:font-style="normal" fo:font-weight="normal" style:font-size-asian="16pt" style:font-weight-asian="bold" style:font-size-complex="16pt" style:font-weight-complex="bold"/>
    </style:style>
    <style:style style:name="P7" style:family="paragraph" style:parent-style-name="Contents_20_2">
      <style:text-properties fo:font-variant="normal" fo:text-transform="none" style:font-name="Serif" fo:font-size="20pt" fo:letter-spacing="normal" fo:font-style="normal" fo:font-weight="normal" style:font-size-asian="20pt" style:font-weight-asian="bold" style:font-size-complex="20pt" style:font-weight-complex="bold"/>
    </style:style>
    <style:style style:name="P8" style:family="paragraph" style:parent-style-name="Contents_20_2">
      <style:text-properties fo:font-variant="normal" fo:text-transform="none" style:font-name="Serif" fo:font-size="24pt" fo:letter-spacing="normal" fo:font-style="normal" fo:font-weight="normal" style:font-size-asian="24pt" style:font-weight-asian="bold" style:font-size-complex="24pt" style:font-weight-complex="bold"/>
    </style:style>
    <style:style style:name="P9" style:family="paragraph" style:parent-style-name="Contents_20_2">
      <style:text-properties fo:font-variant="normal" fo:text-transform="none" style:font-name="Serif" fo:font-size="18pt" fo:letter-spacing="normal" fo:font-style="normal" fo:font-weight="normal" style:font-size-asian="18pt" style:font-weight-asian="bold" style:font-size-complex="18pt" style:font-weight-complex="bold"/>
    </style:style>
    <style:style style:name="P10" style:family="paragraph" style:parent-style-name="Contents_20_2">
      <style:text-properties fo:font-variant="normal" fo:text-transform="none" style:font-name="Serif" fo:font-size="16pt" fo:letter-spacing="normal" fo:font-style="normal" fo:font-weight="normal" style:font-size-asian="16pt" style:font-weight-asian="bold" style:font-size-complex="16pt" style:font-weight-complex="bold"/>
    </style:style>
    <style:style style:name="P11" style:family="paragraph" style:parent-style-name="Title">
      <style:text-properties fo:font-variant="normal" fo:text-transform="none" style:font-name="Serif" fo:font-size="20pt" fo:letter-spacing="normal" fo:font-style="normal" fo:font-weight="normal" style:font-size-asian="20pt" style:font-weight-asian="bold" style:font-size-complex="20pt" style:font-weight-complex="bold"/>
    </style:style>
    <style:style style:name="P12" style:family="paragraph" style:parent-style-name="Title">
      <style:text-properties fo:font-variant="normal" fo:text-transform="none" style:font-name="Serif" fo:letter-spacing="normal" fo:font-style="normal" fo:font-weight="normal" style:font-weight-asian="bold" style:font-weight-complex="bold"/>
    </style:style>
    <style:style style:name="P13"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14" style:family="paragraph" style:parent-style-name="Text_20_body">
      <style:text-properties fo:font-variant="normal" fo:text-transform="none" style:font-name="Serif" fo:font-size="16pt" fo:letter-spacing="normal" fo:font-style="normal" fo:font-weight="normal" style:font-size-asian="16pt" style:font-weight-asian="bold" style:font-size-complex="16pt" style:font-weight-complex="bold"/>
    </style:style>
    <style:style style:name="P15" style:family="paragraph" style:parent-style-name="Text_20_body" style:list-style-name="L1">
      <style:text-properties fo:font-variant="normal" fo:text-transform="none" style:font-name="Serif" fo:font-size="16pt" fo:letter-spacing="normal" fo:font-style="normal" fo:font-weight="normal" style:font-size-asian="16pt" style:font-weight-asian="bold" style:font-size-complex="16pt" style:font-weight-complex="bold"/>
    </style:style>
    <style:style style:name="P16" style:family="paragraph" style:parent-style-name="Text_20_body">
      <style:paragraph-properties fo:text-align="center" style:justify-single-word="false"/>
      <style:text-properties fo:font-variant="normal" fo:text-transform="none" style:font-name="Serif" fo:font-size="16pt" fo:letter-spacing="normal" fo:font-style="normal" fo:font-weight="normal" style:font-size-asian="16pt" style:font-weight-asian="normal" style:font-size-complex="16pt" style:font-weight-complex="normal"/>
    </style:style>
    <style:style style:name="P17" style:family="paragraph" style:parent-style-name="Text_20_body">
      <style:text-properties fo:font-variant="normal" fo:text-transform="none" style:font-name="Serif" fo:letter-spacing="normal" fo:font-style="normal" fo:font-weight="normal" style:font-weight-asian="bold" style:font-weight-complex="bold"/>
    </style:style>
    <style:style style:name="P18" style:family="paragraph" style:parent-style-name="Text_20_body">
      <style:text-properties fo:font-variant="normal" fo:text-transform="none" style:font-name="Serif" fo:font-size="14pt" fo:letter-spacing="normal" fo:font-style="normal" fo:font-weight="normal" style:font-size-asian="14pt" style:font-weight-asian="bold" style:font-size-complex="14pt" style:font-weight-complex="bold"/>
    </style:style>
    <style:style style:name="P19" style:family="paragraph" style:parent-style-name="Text_20_body">
      <style:text-properties fo:font-variant="normal" fo:text-transform="none" style:font-name="Serif" fo:font-size="12pt" fo:letter-spacing="normal" fo:font-style="normal" fo:font-weight="normal" style:font-size-asian="12pt" style:font-weight-asian="bold" style:font-size-complex="12pt" style:font-weight-complex="bold"/>
    </style:style>
    <style:style style:name="P20" style:family="paragraph" style:parent-style-name="Text_20_body">
      <style:text-properties fo:font-variant="normal" fo:text-transform="none" style:font-name="Serif" fo:font-size="12pt" fo:letter-spacing="normal" fo:font-style="normal" fo:font-weight="normal" style:font-size-asian="12pt" style:font-weight-asian="normal" style:font-size-complex="12pt" style:font-weight-complex="normal"/>
    </style:style>
    <style:style style:name="P21" style:family="paragraph" style:parent-style-name="Text_20_body">
      <style:paragraph-properties fo:text-align="start" style:justify-single-word="false"/>
      <style:text-properties fo:font-variant="normal" fo:text-transform="none" style:font-name="Serif" fo:font-size="12pt" fo:letter-spacing="normal" fo:font-style="normal"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variant="normal" fo:text-transform="none" style:font-name="Serif" fo:letter-spacing="normal" fo:font-style="normal" fo:font-weight="normal" style:font-weight-asian="bold" style:font-weight-complex="bold"/>
    </style:style>
    <style:style style:name="T3" style:family="text">
      <style:text-properties fo:font-variant="normal" fo:text-transform="none" style:font-name="Serif" fo:letter-spacing="normal" fo:font-style="normal" fo:font-weight="normal" style:font-weight-asian="normal" style:font-weight-complex="normal"/>
    </style:style>
    <style:style style:name="T4" style:family="text">
      <style:text-properties fo:font-variant="normal" fo:text-transform="none" style:font-name="Serif" fo:letter-spacing="normal" fo:font-style="normal" fo:font-weight="bold" style:font-weight-asian="bold" style:font-weight-complex="bold"/>
    </style:style>
    <style:style style:name="T5" style:family="text">
      <style:text-properties fo:font-size="16pt" style:font-size-asian="16pt" style:font-size-complex="16pt"/>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raw:frame draw:style-name="fr1" draw:name="immagini1" text:anchor-type="as-char" svg:y="-10.165cm" svg:width="11.959cm" svg:height="11.165cm" draw:z-index="0"><draw:image xlink:href="https://www.iconografiacittaeuropea.unina.it/cms/wp-content/themes/Cirice_0924/images/edaecb89a38491532eed0b7535fcbc3a_2020_05_01_logo_unina.png" xlink:type="simple" xlink:show="embed" xlink:actuate="onLoad"/></draw:frame> </text:p>
      <text:p text:style-name="P5">Progetto di Object Orientation dell'a.a 22/23: <text:s text:c="41"/>Sviluppo di un Software di gestione di un Centro di Ricerca Biomarina specializzato nel trattamento e cura di Tartarughe Marine.</text:p>
      <text:p text:style-name="P13"><text:line-break/><text:line-break/><text:line-break/><text:line-break/><text:line-break/><text:tab/><text:tab/><text:tab/>Fiore Francesco <text:s text:c="5"/>Armando Egger <text:s text:c="4"/>Giorgio Bozza.</text:p>
      <text:p text:style-name="P4"><text:span text:style-name="T1"><text:s text:c="41"/>N86003490 <text:s text:c="11"/>N86003335 <text:s text:c="13"/>N86003979 <text:s text:c="16"/><text:line-break/><text:line-break/><text:line-break/><text:line-break/><text:line-break/><text:line-break/><text:line-break/><text:line-break/></text:span><text:soft-page-break/><text:span text:style-name="T1"><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7"/>
      <text:p text:style-name="P7"/>
      <text:p text:style-name="P8"/>
      <text:p text:style-name="P8"><text:soft-page-break/></text:p>
      <text:p text:style-name="P8">Indice</text:p>
      <text:p text:style-name="P8"/>
      <text:p text:style-name="P9">1 <text:s/>Richiesta e Implementazione...................................................3</text:p>
      <text:p text:style-name="P10"><text:s text:c="5"/>1.1 <text:s/>Richiesta del progetto...................................................................3</text:p>
      <text:p text:style-name="P10"><text:s text:c="5"/>1.2 <text:s/>Creazione di un software adatto...................................................3</text:p>
      <text:p text:style-name="P10"><text:s text:c="5"/>1.3 <text:s/>Progettazione delle Classi.............................................................3</text:p>
      <text:p text:style-name="P9">2 Descrizione tecnica del software</text:p>
      <text:p text:style-name="P9"><text:span text:style-name="T5"><text:s text:c="5"/>2.1 Class Diagram...............................................................................4</text:span></text:p>
      <text:p text:style-name="P9"><text:span text:style-name="T5"><text:s text:c="5"/>2.2 CRC Cards....................................................................................5</text:span></text:p>
      <text:p text:style-name="P9"><text:span text:style-name="T5"><text:s text:c="5"/>2.3 Sequence Diagram........................................................................? </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
      <text:p text:style-name="P7"/>
      <text:p text:style-name="P7"/>
      <text:p text:style-name="P11"><text:soft-page-break/>Capitolo 1</text:p>
      <text:p text:style-name="P6">1.1 – Richiesta del progetto: </text:p>
      <text:p text:style-name="P14"/>
      <text:p text:style-name="P17">Creare un software in grado di gestire l'entrata e l'uscita di Tartarughe Marine presso centri di recupero nazionali.</text:p>
      <text:p text:style-name="P17">Il programma deve riconoscere i vari dipendenti dei centri e distinguere a quale centro appartiene un determinato dipendente. Bisogna anche determinare il ruolo di quest'ultimo.</text:p>
      <text:p text:style-name="P17">Ogni tartaruga che passa per il centro ha il proprio identificativo interno che sarà collegato alla targhetta metallica di identificazione che ogni tartaruga nel centro avrà attaccata al corpo. Deve essere possibile riammettere una tartaruga già precedentemente ammessa nel centro cambiando solo identificativo interno ma mantenendo la targhetta corrente sfruttando, se possibile, dati dell'animale già presenti nel sistema.</text:p>
      <text:p text:style-name="P17">Medico, Operatore, Tecnico di Laboratorio e Ricercatore avranno funzioni diverse che possono effettuare a seconda del loro ruolo: Il Medico può compilare le cartelle mediche delle tartarughe con dati quali: specie, lunghezza, larghezza, peso, luogo del ritrovamento e una valutazione dello stato di salute di parti specifiche del corpo dell'animale: Testa, Occhi, Naso, Becco, Collo, Pinne, Coda), il ricercatore invece supervisiona tutte le attività e può compiere tutte le operazioni meno quelle delle visite mediche e, più importante, decide se la tartaruga è in condizioni di essere rilasciata e tornare in libertà.</text:p>
      <text:p text:style-name="P17">Ogni tartaruga viene alloggiata in una vasca, le vasche sono identificate da un codice e bisogna poter aggiungere, modificare ed eliminare l'ingresso o il rientro di una tartaruga, oltre che la possibilità di visualizzare una lista di tutte le tartarughe o la specifica vasca tramite codice identificativo (bisogna anche specificare il centro).</text:p>
      <text:p text:style-name="P17">Un'altra funzione è visionare la storia della tartaruga con tutti i suoi accessi, le sue riammissioni e lo stato di salute ad ogni inserimento nel sistema, similmente si richiede la possibilità di visionare statistiche settimanali o mensili sul numero di tartarughe accolte e il loro stato di salute.</text:p>
      <text:p text:style-name="P17">Ogni vasca riceve giornalmente del cibo: le quantità e le tipologie di cibo (date e mangiate) vanno inserite nel sistema per poter poi visualizzare una schermata di statistiche inerenti al cibo ingerito e dato per ogni vasca.</text:p>
      <text:p text:style-name="P17">Le operazioni dei singoli dipendenti vanno registrate con tanto di matricola di chi effettua i propri compiti.</text:p>
      <text:p text:style-name="P17">Le tartarughe quindi verranno periodicamente controllate per determinare se è il caso di rilasciarle o tenerle in cattività, in alcuni casi le tartarughe moriranno e dovrà essere possibile gestire la morte di queste ultime cancellandone la cartella medica, stessa cosa se verrà rimessa in libertà.</text:p>
      <text:p text:style-name="P17">Per concludere dovrà essere possibile sia la visione delle singole cartelle mediche, sia di statistiche generali inerenti le tartarughe accolte dal centro, rilasciate e morte.</text:p>
      <text:p text:style-name="P17"/>
      <text:p text:style-name="P17"/>
      <text:p text:style-name="P17"/>
      <text:p text:style-name="P17"/>
      <text:p text:style-name="P12"><text:soft-page-break/></text:p>
      <text:p text:style-name="P6">1.2 – Creazione di un software adatto al problema:</text:p>
      <text:p text:style-name="P18">1.2.1 – Centri</text:p>
      <text:p text:style-name="P17">Il primo problema che sorge dalla richiesta è la possibile gestione contemporanea di più centri e come implementare una funzionalità di questo tipo.</text:p>
      <text:p text:style-name="P17">Potrebbe sembrare naturale includere altre informazioni da fornire nella schermata di login, come ad esempio il centro a cui il dipendente appartiene.</text:p>
      <text:p text:style-name="P17">Ma ragionando su quest'ultima idea viene immediato immaginare che un dipendente di un centro difficilmente possa lavorare anche in un altro centro, quindi è stato relegato l'invio dell'identificativo del centro alla query sul database che richiede le credenziali per verificare il corretto accesso.</text:p>
      <text:list xml:id="list3521938386387896235" text:style-name="L1">
        <text:list-item>
          <text:list>
            <text:list-item>
              <text:list>
                <text:list-header>
                  <text:p text:style-name="P15"/>
                </text:list-header>
              </text:list>
            </text:list-item>
          </text:list>
        </text:list-item>
      </text:list>
      <text:p text:style-name="P18">1.2.2 – Identificativi di una Tartaruga</text:p>
      <text:p text:style-name="P19">L'utilizzo di identificativi legati all'accesso piuttosto che alla singola tartaruga ha sicuramente dei vantaggi, come esposto nella traccia: permette di suddividere il tempo che ognuna trascorre nel centro e anche di visionare le condizioni che hanno determinato la riammissione.</text:p>
      <text:p text:style-name="P19">Questa scelta però pone un problema importante: come facciamo a distinguere le tartarughe se ogni loro accesso è, a tutti gli effetti, unico? </text:p>
      <text:p text:style-name="P2"><text:span text:style-name="T2">Utilizziamo la </text:span><text:span text:style-name="T4">targa</text:span><text:span text:style-name="T3"> che è unica per ogni tartaruga e resta attaccata anche se viene liberata, rendendola la candidata perfetta per identificarla.</text:span></text:p>
      <text:p text:style-name="P20"/>
      <text:p text:style-name="P16">1.3 – Progettazione delle Classi</text:p>
      <text:p text:style-name="P21">Il software è suddiviso in 3 livelli:</text:p>
      <text:p text:style-name="P3"><text:span text:style-name="T3">1)La </text:span><text:span text:style-name="T4">GUI</text:span><text:span text:style-name="T3"> in cui sono scritte tutte le finestre:</text:span></text:p>
      <text:p text:style-name="P21">2)Il Controller che contiene tutta la parte di logica usata dagli EventHandler</text:p>
      <text:p text:style-name="P21">3)Le Classi DAO e le Classi che permettono la connessione con il Database e di mantenere i dati ricevuti dal DB all'interno di Java</text:p>
      <text:p text:style-name="P21"/>
      <text:p text:style-name="P21"/>
      <text:p text:style-name="P21"/>
      <text:p text:style-name="P20"/>
      <text:p text:style-name="P20"/>
      <text:p text:style-name="P20"/>
      <text:p text:style-name="P20"/>
      <text:p text:style-name="P20"/>
      <text:p text:style-name="P20"/>
      <text:p text:style-name="P20"/>
      <text:p text:style-name="P20"/>
      <text:p text:style-name="P2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rif" svg:font-family="Serif"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esco Fiore</meta:initial-creator>
    <meta:creation-date>2023-01-24T10:15:13.86</meta:creation-date>
    <dc:date>2023-01-24T18:11:58.94</dc:date>
    <dc:creator>Francesco Fiore</dc:creator>
    <meta:editing-duration>PT7H55M40S</meta:editing-duration>
    <meta:editing-cycles>39</meta:editing-cycles>
    <meta:generator>OpenOffice/4.1.13$Win32 OpenOffice.org_project/4113m1$Build-9810</meta:generator>
    <meta:document-statistic meta:table-count="0" meta:image-count="1" meta:object-count="0" meta:page-count="6" meta:paragraph-count="39" meta:word-count="739" meta:character-count="5581"/>
  </office:meta>
</office:document-meta>
</file>